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none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9.892cm" svg:y="2.27cm">
          <text:p text:style-name="P1">Initial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3.175cm" svg:height="1.905cm" svg:x="9.892cm" svg:y="5.196cm">
          <text:p text:style-name="P1">Start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3.175cm" svg:height="1.905cm" svg:x="9.892cm" svg:y="8.122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3.175cm" svg:height="1.905cm" svg:x="9.892cm" svg:y="11.048cm">
          <text:p text:style-name="P1">Shut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3.175cm" svg:height="1.905cm" svg:x="9.892cm" svg:y="13.97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48cm" svg:y1="4.175cm" svg:x2="11.48cm" svg:y2="5.196cm" draw:start-shape="id1" draw:start-glue-point="8" draw:end-shape="id2" draw:end-glue-point="4" svg:d="m11480 4175v1021">
          <text:p/>
        </draw:connector>
        <draw:connector draw:style-name="gr3" draw:text-style-name="P1" draw:layer="layout" draw:type="line" svg:x1="11.48cm" svg:y1="7.101cm" svg:x2="11.48cm" svg:y2="8.122cm" draw:start-shape="id2" draw:start-glue-point="8" draw:end-shape="id3" draw:end-glue-point="4" svg:d="m11480 7101v1021">
          <text:p/>
        </draw:connector>
        <draw:connector draw:style-name="gr3" draw:text-style-name="P1" draw:layer="layout" draw:type="line" svg:x1="11.48cm" svg:y1="10.027cm" svg:x2="11.48cm" svg:y2="11.048cm" draw:start-shape="id3" draw:start-glue-point="8" draw:end-shape="id4" draw:end-glue-point="4" svg:d="m11480 10027v1021">
          <text:p/>
        </draw:connector>
        <draw:connector draw:style-name="gr3" draw:text-style-name="P1" draw:layer="layout" draw:type="line" svg:x1="11.48cm" svg:y1="12.953cm" svg:x2="11.48cm" svg:y2="13.974cm" draw:start-shape="id4" draw:start-glue-point="8" draw:end-shape="id5" draw:end-glue-point="4" svg:d="m11480 12953v10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ffffff" draw:end-color="#2323dc" draw:start-intensity="100%" draw:end-intensity="100%" draw:angle="0" draw:border="25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0-06-18T13:45:11</meta:creation-date>
    <dc:date>2010-06-18T13:50:39</dc:date>
    <dc:creator>Hamlet D'Arcy</dc:creator>
    <meta:editing-duration>PT00H05M29S</meta:editing-duration>
    <meta:editing-cycles>1</meta:editing-cycles>
    <meta:document-statistic meta:object-count="9"/>
    <meta:generator>OpenOffice.org/3.2$Unix OpenOffice.org_project/320m12$Build-9483</meta:generator>
  </office:meta>
</office:document-meta>
</file>